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4a1d" officeooo:paragraph-rsid="000d4a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&lt;section&gt;</text:p>
      <text:p text:style-name="P1"/>
      <text:p text:style-name="P1"><text:s text:c="8"/>&lt;p&gt;Inter-Net : Réseaux interconnectés, 40.000 opérateurs AS (Autonomous System)&lt;/p&gt;</text:p>
      <text:p text:style-name="P1"><text:s text:c="8"/>&lt;br&gt;</text:p>
      <text:p text:style-name="P1"><text:s text:c="8"/>&lt;p class="fragment" data-fragment-index="1"&gt;</text:p>
      <text:p text:style-name="P1"><text:s text:c="12"/>Qui controle Internet ?&lt;br&gt;</text:p>
      <text:p text:style-name="P1"><text:s text:c="12"/>=&gt; Personne car (Controle &lt;==&gt; Pouvoir de détruire) et personne ne peut "détuire" internet (Mythe du "switch internet")</text:p>
      <text:p text:style-name="P1"><text:s text:c="8"/>&lt;/p&gt;</text:p>
      <text:p text:style-name="P1"><text:s text:c="8"/>&lt;br&gt;</text:p>
      <text:p text:style-name="P1"><text:s text:c="8"/>&lt;p class="fragment" data-fragment-index="2"&gt;</text:p>
      <text:p text:style-name="P1"><text:s text:c="12"/>Si on coupe l'Internet en 2 on se retouve avec 2 réseau indépendant (comme le corail)&lt;br&gt;</text:p>
      <text:p text:style-name="P1"><text:s text:c="12"/>=&gt; Pas de centre : on peut enlever n'importe quell partie ça continue de marcher.&lt;br&gt;</text:p>
      <text:p text:style-name="P1"><text:s text:c="12"/>=&gt; Evidemment vous ne pourrais alors plus accéder à certaine parties du réseau !</text:p>
      <text:p text:style-name="P1"><text:s text:c="8"/>&lt;/p&gt;</text:p>
      <text:p text:style-name="P1"><text:s text:c="8"/>&lt;br&gt;</text:p>
      <text:p text:style-name="P1"><text:s text:c="8"/>&lt;p class="fragment" data-fragment-index="3"&gt;Quand vous allumez votre modem vous agrandissez le réseau Internet, lorsque vous l'éteigniez vous rétrécissez le réseau&lt;/p&gt;</text:p>
      <text:p text:style-name="P1"/>
      <text:p text:style-name="P1"/>
      <text:p text:style-name="P1"><text:s text:c="4"/>&lt;/section&gt;</text:p>
      <text:p text:style-name="P1"/>
      <text:p text:style-name="P1"><text:s text:c="4"/>&lt;section&gt;</text:p>
      <text:p text:style-name="P1"><text:s text:c="8"/>&lt;p&gt;n'importe quell point du réseau peut émettre et/ou receptionner des données/paquets&lt;/p&gt;</text:p>
      <text:p text:style-name="P1"><text:s text:c="8"/>&lt;br&gt;</text:p>
      <text:p text:style-name="P1"><text:s text:c="8"/>&lt;p class="fragment" data-fragment-index="1"&gt;</text:p>
      <text:p text:style-name="P1"><text:s text:c="12"/>Sur le réseau vous etes identifié à l'aide d'une adresse IP attribuée par l'IANA (comme un numéro de téléphone)</text:p>
      <text:p text:style-name="P1"><text:s text:c="8"/>&lt;/p&gt;</text:p>
      <text:p text:style-name="P1"><text:s text:c="8"/>&lt;br&gt;</text:p>
      <text:p text:style-name="P1"><text:s text:c="8"/>&lt;p class="fragment" data-fragment-index="2"&gt;</text:p>
      <text:p text:style-name="P1"><text:s text:c="12"/>Mais contrairement au réseau téléphonique, Internet est basé sur la "commutation de paquets" (IP)&lt;br&gt;</text:p>
      <text:p text:style-name="P1"/>
      <text:p text:style-name="P1"><text:s text:c="12"/>la poste par exemple : si on peut ecrire que 10 caracteres sur une "lettre (numérotée)" il faut plusieurs "lettres" plsieurs paquets</text:p>
      <text:p text:style-name="P1"><text:s text:c="12"/>Le Bureau de poste est un "routeur". Il y a des LAN (département géographique par exemple) et des WAN (monde entier, enfin là ou y'a la poste!)&lt;br&gt;</text:p>
      <text:p text:style-name="P1"/>
      <text:p text:style-name="P1"><text:s text:c="12"/>Premier paquet : "lo and behold" synonyme de "Surprise!"</text:p>
      <text:p text:style-name="P1"/>
      <text:p text:style-name="P1"><text:s text:c="12"/>TCP (Transmission Control Protocol) et IP (Internet Protocol), qui ont été les premiers à être définis. Le document de référence est RFC 1122.</text:p>
      <text:p text:style-name="P1"><text:s text:c="12"/>Le réseau Arpanet adopte le 1er janvier 1983 la suite de protocoles TCP/IP qui sera la base d'Internet.</text:p>
      <text:p text:style-name="P1"/>
      <text:p text:style-name="P1"><text:s text:c="12"/>document de référence</text:p>
      <text:p text:style-name="P1"/>
      <text:p text:style-name="P1"><text:s text:c="12"/>http://www.commentcamarche.net/contents/internet-2096316497</text:p>
      <text:p text:style-name="P1"/>
      <text:p text:style-name="P1"/>
      <text:p text:style-name="P1"><text:s text:c="12"/>TCP/IP:</text:p>
      <text:p text:style-name="P1"><text:soft-page-break/><text:s text:c="12"/>http://upload.wikimedia.org/wikipedia/commons/7/7e/Comparaison_des_mod%C3%A8les_OSI_et_TCP_IP.png</text:p>
      <text:p text:style-name="P1"/>
      <text:p text:style-name="P1"><text:s text:c="12"/>http://www.wtcs.org/snmp4tpc/images/IP-Header.jpg</text:p>
      <text:p text:style-name="P1"/>
      <text:p text:style-name="P1"><text:s text:c="12"/>Parler routeur.</text:p>
      <text:p text:style-name="P1"/>
      <text:p text:style-name="P1"><text:s text:c="12"/>Parler DNS : http://www.commentcamarche.net/contents/518-dns-systeme-de-noms-de-domaine</text:p>
      <text:p text:style-name="P1"/>
      <text:p text:style-name="P1"><text:s text:c="8"/>&lt;/p&gt;</text:p>
      <text:p text:style-name="P1"><text:s text:c="4"/>&lt;/section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05:53.637447841</meta:creation-date>
    <dc:date>2014-03-03T21:08:24.741064005</dc:date>
    <dc:creator>kondor </dc:creator>
    <meta:editing-duration>PT1M58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39" meta:word-count="276" meta:character-count="2489" meta:non-whitespace-character-count="1880"/>
  </office:meta>
</office:document-meta>
</file>